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9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background-color="#ffff00" loext:char-shading-value="0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ПРОТОКОЛ ____</text:p>
      <text:p text:style-name="P11">____________ 20__ г. </text:p>
      <text:p text:style-name="P3"/>
      <text:p text:style-name="P1">о принятии диссертации (ФИО, «___Тема_диссертации___», ___ШИФР_СПЕЦ___ ___Название_научной_специальности___) к предварительному рассмотрению в диссертационном совете ___ШИФР_СОВЕТА___ и назначении экспертной комиссии.</text:p>
      <text:p text:style-name="P1"/>
      <text:p text:style-name="P1"/>
      <text:p text:style-name="P2">ОСНОВАНИЕ:</text:p>
      <text:p text:style-name="P4"><text:span text:style-name="T2">- заявление ___ФИО_в_родительном_падеже___</text:span><text:span text:style-name="T1"> с просьбой <text:s/>о принятии диссертации к предварительному рассмотрению и дальнейшей защите;</text:span></text:p>
      <text:p text:style-name="P1">- представленный соискателем ученой степени необходимый для прохождения процедуры защиты пакет документов.</text:p>
      <text:p text:style-name="P4"><text:span text:style-name="T1">- </text:span><text:span text:style-name="T3">рассылка диссертации членам диссертационного совета с почты Управления делами РУДН (дата рассылки)</text:span></text:p>
      <text:p text:style-name="P10">ПОСТАНОВИТЬ:</text:p>
      <text:p text:style-name="P10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13">- принять диссертацию к предварительному рассмотрению;</text:p>
      <text:p text:style-name="P13">- назначить экспертную комиссию для рассмотрения диссертации в составе:</text:p>
      <text:p text:style-name="P13"><text:tab/>председатель –</text:p>
      <text:p text:style-name="P13"><text:tab/>члены комиссии: </text:p>
      <text:p text:style-name="P13">(ФИО, ученая степень, ученое звание, должность, место работы);</text:p>
      <text:p text:style-name="P13">- экспертной комиссии подготовить заключение о возможности или невозможности принятия рассмотренной диссертации к защите; </text:p>
      <text:p text:style-name="P5"><text:span text:style-name="T1">- назначить дату заседания диссертационного совета по приему рассмотренной диссертации к защите не позднее чем через четыре месяца со дня принятия ее к предварительному рассмотрению.</text:span><text:span text:style-name="T4"> <text:s/></text:span></text:p>
      <text:p text:style-name="P6"/>
      <text:p text:style-name="P6"/>
      <text:p text:style-name="P1"/>
      <text:p text:style-name="P1">Председатель диссертационного совета <text:s text:c="43"/>ФИО</text:p>
      <text:p text:style-name="P7">Ученый секретарь диссертационного совета<text:tab/> <text:s text:c="11"/>___Учсекретарь_И_О___</text:p>
      <text:p text:style-name="P7"/>
      <text:p text:style-name="P7">(видеосъемка не является обязательной, в случае если совет не собирался)</text:p>
      <text:p text:style-name="P8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3:00</meta:creation-date>
    <dc:date>2025-10-16T16:24:22.817391962</dc:date>
    <meta:print-date>2017-12-14T20:26:00</meta:print-date>
    <meta:editing-cycles>22</meta:editing-cycles>
    <meta:editing-duration>PT3H50M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1" meta:word-count="185" meta:character-count="1647" meta:non-whitespace-character-count="1417"/>
  </office:meta>
</office:document-meta>
</file>